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aab5"/>
    </style:style>
    <style:style style:name="P2" style:family="paragraph" style:parent-style-name="Standard">
      <style:text-properties officeooo:rsid="001306fa" officeooo:paragraph-rsid="001306fa"/>
    </style:style>
    <style:style style:name="P3" style:family="paragraph" style:parent-style-name="Standard">
      <style:text-properties officeooo:rsid="0013d3c9" officeooo:paragraph-rsid="0013d3c9"/>
    </style:style>
    <style:style style:name="T1" style:family="text">
      <style:text-properties officeooo:rsid="0010aab5"/>
    </style:style>
    <style:style style:name="T2" style:family="text">
      <style:text-properties officeooo:rsid="0013d3c9"/>
    </style:style>
    <style:style style:name="T3" style:family="text">
      <style:text-properties officeooo:rsid="00152b15"/>
    </style:style>
    <style:style style:name="T4" style:family="text">
      <style:text-properties officeooo:rsid="00178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’</text:span>Institut <text:span text:style-name="T1">N</text:span>ational de l'<text:span text:style-name="T1">I</text:span>nformation <text:span text:style-name="T1">G</text:span>éographique et <text:span text:style-name="T1">F</text:span>orestière <text:span text:style-name="T1">(IGN)</text:span> est un établissement public à caractère administratif ayant pour mission d'assurer la production, l'entretien et la diffusion de l'information géographique de référence en France. <text:span text:style-name="T1">Afin de sensibiliser les élèves à sa mission, l’IGN met à disposition des appareils de mesures pour quelques lycées. Un des objectifs est de faire découvrir le monde scientifique aux jeunes étudiants à travers des applications concrètes. C’est dans ce contexte que le lycée Jay de Beaufort a eu l’honneur de faire l’acquisition d’un GéocubX. Cet appareil est un objet connecté, équipé de très nombreux capteurs (température, pression, qualité de l’air, pluviométrie…). Il a déjà été utilisé dans de nombreuses expérimentations (mesures de glissement de terrain, activité volcanique…). Le site dédié </text:span><text:a xlink:type="simple" xlink:href="https://geocubx.com/" text:style-name="Internet_20_link" text:visited-style-name="Visited_20_Internet_20_Link"><text:span text:style-name="T1">https://geocubx.com/</text:span></text:a><text:span text:style-name="T1"> apporte davantage d’informations.</text:span></text:p>
      <text:p text:style-name="P2">Le G<text:span text:style-name="T2">é</text:span>ocubX du lycée est installé sur le toit de l’établissement (au-dessus de la salle V430) depuis le lundi 7 ma<text:span text:style-name="T2">rs et diffuse déjà ses données sur le site </text:span><text:a xlink:type="simple" xlink:href="https://geobs.fr/cartograph/" text:style-name="Internet_20_link" text:visited-style-name="Visited_20_Internet_20_Link"><text:span text:style-name="T2">https://geobs.fr/cartograph/</text:span></text:a><text:span text:style-name="T2"> On peut de plus voir sur la carte que le lycée Jay de Beaufort est le seul établissement qui participe au projet en dehors de la région parisienne.</text:span></text:p>
      <text:p text:style-name="P3">Pendant les cours de Sciences Numériques et Technologiques (SNT<text:span text:style-name="T4">)</text:span>, les élèves de seconde (2E, 2I, 2J) ont déjà pu travailler avec des données issues de différents GéocubX <text:span text:style-name="T3">situés dans la capitale</text:span>. <text:span text:style-name="T3">Ils vont maintenant pouvoir les comparer avec celles de l’appareil de l’établissement. Cette expérimentation est une chance pour les élèves de découvrir les nombreux métiers qui existent à l’IGN mais également au-delà, la multitude de débouchés dans le numérique ou les milieux scientifiq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6:37:49.859998008</meta:creation-date>
    <dc:date>2022-03-07T17:32:23.099251095</dc:date>
    <meta:editing-duration>PT13M31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3" meta:word-count="259" meta:character-count="1722" meta:non-whitespace-character-count="1466"/>
  </office:meta>
</office:document-meta>
</file>